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9.039cm" fo:margin-left="0cm" fo:margin-top="0cm" fo:margin-bottom="0cm" table:align="left"/>
    </style:style>
    <style:style style:name="Table1.A" style:family="table-column">
      <style:table-column-properties style:column-width="9.52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9.039cm" fo:margin-left="0cm" fo:margin-top="0cm" fo:margin-bottom="0cm" table:align="left"/>
    </style:style>
    <style:style style:name="Table2.A" style:family="table-column">
      <style:table-column-properties style:column-width="9.52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9.039cm" fo:margin-left="0cm" fo:margin-top="0cm" fo:margin-bottom="0cm" table:align="left"/>
    </style:style>
    <style:style style:name="Table3.A" style:family="table-column">
      <style:table-column-properties style:column-width="6.34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P1" style:family="paragraph" style:parent-style-name="Standard">
      <style:paragraph-properties fo:margin-left="0cm" fo:margin-right="0cm" fo:margin-top="0.141cm" fo:margin-bottom="0cm" loext:contextual-spacing="false" fo:line-height="100%" fo:text-indent="0cm" style:auto-text-indent="false"/>
    </style:style>
    <style:style style:name="P2" style:family="paragraph" style:parent-style-name="Standard">
      <style:paragraph-properties fo:margin-left="0cm" fo:margin-right="0cm" fo:margin-top="0.353cm" fo:margin-bottom="0cm" loext:contextual-spacing="false" fo:line-height="100%" fo:text-indent="0cm" style:auto-text-indent="false"/>
    </style:style>
    <style:style style:name="P3" style:family="paragraph" style:parent-style-name="Standard">
      <style:paragraph-properties fo:margin-left="0cm" fo:margin-right="0cm" fo:margin-top="0.353cm" fo:margin-bottom="0.141cm" loext:contextual-spacing="false" fo:line-height="100%" fo:text-indent="0cm" style:auto-text-indent="false"/>
    </style:style>
    <style:style style:name="P4" style:family="paragraph" style:parent-style-name="Standard">
      <style:paragraph-properties fo:margin-left="0.249cm" fo:margin-right="-1.071cm" fo:text-indent="0cm" style:auto-text-indent="false"/>
    </style:style>
    <style:style style:name="P5" style:family="paragraph" style:parent-style-name="Standard">
      <style:paragraph-properties fo:margin-left="0.249cm" fo:margin-right="-1.071cm" fo:text-indent="0cm" style:auto-text-indent="false"/>
      <style:text-properties fo:font-weight="bold" style:font-weight-asian="bold"/>
    </style:style>
    <style:style style:name="P6" style:family="paragraph" style:parent-style-name="Standard">
      <style:paragraph-properties fo:margin-left="0.249cm" fo:margin-right="-1.071cm" fo:line-height="100%" fo:orphans="0" fo:widows="0" fo:text-indent="0cm" style:auto-text-indent="false"/>
      <style:text-properties fo:font-weight="bold" style:font-weight-asian="bold"/>
    </style:style>
    <style:style style:name="P7" style:family="paragraph" style:parent-style-name="Standard">
      <style:paragraph-properties fo:margin-left="0.249cm" fo:margin-right="-1.071cm" fo:text-indent="0cm" style:auto-text-indent="false"/>
      <style:text-properties fo:font-weight="bold" officeooo:rsid="000c6eb2" officeooo:paragraph-rsid="000c6eb2" style:font-weight-asian="bold"/>
    </style:style>
    <style:style style:name="P8" style:family="paragraph" style:parent-style-name="Standard">
      <style:paragraph-properties fo:margin-left="0.249cm" fo:margin-right="-1.071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9" style:family="paragraph" style:parent-style-name="Heading_20_2">
      <style:paragraph-properties fo:margin-left="0.249cm" fo:margin-right="-1.071cm" fo:text-indent="0cm" style:auto-text-indent="false"/>
    </style:style>
    <style:style style:name="P10" style:family="paragraph" style:parent-style-name="Standard">
      <style:paragraph-properties fo:margin-left="0cm" fo:margin-right="-1.071cm" fo:text-indent="0cm" style:auto-text-indent="false"/>
      <style:text-properties fo:font-weight="bold" style:font-weight-asian="bold"/>
    </style:style>
    <style:style style:name="P11" style:family="paragraph" style:parent-style-name="Heading_20_2">
      <style:paragraph-properties fo:margin-left="0cm" fo:margin-right="-1.071cm" fo:text-indent="0cm" style:auto-text-indent="false"/>
    </style:style>
    <style:style style:name="P12" style:family="paragraph" style:parent-style-name="Heading_20_2">
      <style:paragraph-properties fo:margin-left="0cm" fo:margin-right="-1.071cm" fo:text-indent="0cm" style:auto-text-indent="false" fo:break-before="page"/>
    </style:style>
    <style:style style:name="P13" style:family="paragraph" style:parent-style-name="Standard">
      <style:paragraph-properties fo:margin-left="1.27cm" fo:margin-right="-1.071cm" fo:text-indent="0cm" style:auto-text-indent="false"/>
      <style:text-properties fo:font-weight="bold" style:font-weight-asian="bold"/>
    </style:style>
    <style:style style:name="P14" style:family="paragraph" style:parent-style-name="Standard" style:list-style-name="L1">
      <style:text-properties officeooo:paragraph-rsid="000c6eb2"/>
    </style:style>
    <style:style style:name="P15" style:family="paragraph" style:parent-style-name="Standard" style:list-style-name="WWNum2">
      <style:paragraph-properties fo:margin-left="0.249cm" fo:margin-right="-1.071cm" fo:text-indent="0cm" style:auto-text-indent="false"/>
    </style:style>
    <style:style style:name="P16" style:family="paragraph" style:parent-style-name="Standard" style:list-style-name="WWNum1">
      <style:paragraph-properties fo:margin-left="0.249cm" fo:margin-right="-1.071cm" fo:text-indent="0cm" style:auto-text-indent="false"/>
    </style:style>
    <style:style style:name="P17" style:family="paragraph" style:parent-style-name="Standard">
      <style:paragraph-properties fo:margin-left="0.249cm" fo:margin-right="-1.071cm" fo:text-indent="0cm" style:auto-text-indent="false"/>
      <style:text-properties officeooo:paragraph-rsid="000c6eb2"/>
    </style:style>
    <style:style style:name="P18" style:family="paragraph" style:parent-style-name="Heading_20_2" style:master-page-name="Standard">
      <style:paragraph-properties fo:margin-left="0.249cm" fo:margin-right="-1.071cm" fo:text-indent="0cm" style:auto-text-indent="false" style:page-number="1"/>
    </style:style>
    <style:style style:name="P19" style:family="paragraph" style:parent-style-name="Index_20_Heading">
      <style:paragraph-properties fo:break-before="page"/>
    </style:style>
    <style:style style:name="T1"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T4" style:family="text">
      <style:text-properties fo:font-style="italic" fo:font-weight="bold" style:font-style-asian="italic" style:font-weight-asian="bold"/>
    </style:style>
    <style:style style:name="T5" style:family="text">
      <style:text-properties officeooo:rsid="000f7e1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51cm" fo:text-indent="-0.635cm" fo:margin-left="1.9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6cm" fo:text-indent="-0.635cm" fo:margin-left="2.5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1cngovbeln5l" text:style-name="Index_20_Link" text:visited-style-name="Index_20_Link"><text:span text:style-name="T1">aula 03 - criando o 1º banco de dados</text:span></text:a></text:p>
          <text:p text:style-name="P2"><text:a xlink:type="simple" xlink:href="#_esm83wpuqw3n" text:style-name="Index_20_Link" text:visited-style-name="Index_20_Link"><text:span text:style-name="T1">Aula 04 - melhorando a estrutura da tabela</text:span></text:a></text:p>
          <text:p text:style-name="P2"><text:a xlink:type="simple" xlink:href="#_xp5js161m4k6" text:style-name="Index_20_Link" text:visited-style-name="Index_20_Link"><text:span text:style-name="T1">Aula 05 - inserindo dados na tabela</text:span></text:a></text:p>
          <text:p text:style-name="P2"><text:a xlink:type="simple" xlink:href="#_6bprn3popk64" text:style-name="Index_20_Link" text:visited-style-name="Index_20_Link"><text:span text:style-name="T1">Aula 06 - Alterando os dados de uma tabela</text:span></text:a></text:p>
          <text:p text:style-name="P2"><text:a xlink:type="simple" xlink:href="#_ajhh4r27n700" text:style-name="Index_20_Link" text:visited-style-name="Index_20_Link"><text:span text:style-name="T1">Aula 07 - Manipulando registros (linhas ou tuplas)</text:span></text:a></text:p>
          <text:p text:style-name="P2"><text:a xlink:type="simple" xlink:href="#_4xa30u4mr98p" text:style-name="Index_20_Link" text:visited-style-name="Index_20_Link"><text:span text:style-name="T1">Aula 11 - comando select</text:span></text:a></text:p>
          <text:p text:style-name="P2"><text:a xlink:type="simple" xlink:href="#_jeeym8mzu0wr" text:style-name="Index_20_Link" text:visited-style-name="Index_20_Link"><text:span text:style-name="T1">AULA 12 - SELECT AULA 02</text:span></text:a></text:p>
          <text:p text:style-name="P2"><text:a xlink:type="simple" xlink:href="#_blb7gurs4wn8" text:style-name="Index_20_Link" text:visited-style-name="Index_20_Link"><text:span text:style-name="T2">aula 13 - select parte 03 (agrupamentos)</text:span></text:a></text:p>
          <text:p text:style-name="P3"><text:a xlink:type="simple" xlink:href="#_taypufik9hvw" text:style-name="Index_20_Link" text:visited-style-name="Index_20_Link"><text:span text:style-name="T1">Anexo - uma tabela para testes com os respectivos valores</text:span></text:a></text:p>
        </text:index-body>
      </text:table-of-content>
      <text:p text:style-name="P4"/>
      <text:p text:style-name="P9"><text:bookmark text:name="_r2c6unj00mtw"/></text:p>
      <text:p text:style-name="P9"><text:bookmark text:name="_1cngovbeln5l"/>aula 03 - criando o 1º banco de dados</text:p>
      <text:p text:style-name="P4">características semelhantes para pessoas</text:p>
      <text:p text:style-name="P4"/>
      <text:list xml:id="list2942354716" text:style-name="WWNum2">
        <text:list-item>
          <text:p text:style-name="P15">nome</text:p>
        </text:list-item>
        <text:list-item>
          <text:p text:style-name="P15">idade</text:p>
        </text:list-item>
        <text:list-item>
          <text:p text:style-name="P15">peso altura <text:s text:c="15"/>-&gt; contêiner de pessoas</text:p>
        </text:list-item>
        <text:list-item>
          <text:p text:style-name="P15">nacionalidade</text:p>
        </text:list-item>
        <text:list-item>
          <text:p text:style-name="P15">sexo</text:p>
        </text:list-item>
      </text:list>
      <text:p text:style-name="P4"/>
      <text:p text:style-name="P4">registros - instâncias separadas de coisas semelhantes</text:p>
      <text:p text:style-name="P4">agrupar coisas semelhantes e separar coisas diferentes</text:p>
      <text:p text:style-name="P4"/>
      <text:p text:style-name="P4">banco de dados são coleções (conjuntos) de dados organizados em locais específicos (tabelas para guardar os dados na forma de registros)</text:p>
      <text:p text:style-name="P4"/>
      <text:p text:style-name="P4">comando para criação do banco de dados</text:p>
      <text:p text:style-name="P5">CREATE DATABASE CADASTRO;</text:p>
      <text:p text:style-name="P4"/>
      <text:p text:style-name="P4">campos = tabelas</text:p>
      <text:p text:style-name="P4"/>
      <text:p text:style-name="P4">comando para criação de tabelas </text:p>
      <text:p text:style-name="P5">CREATE TABLE PESSOAS (</text:p>
      <text:p text:style-name="P5">nome,</text:p>
      <text:p text:style-name="P5">idade,</text:p>
      <text:p text:style-name="P5">sexo peso,</text:p>
      <text:p text:style-name="P5">altura,</text:p>
      <text:p text:style-name="P5"><text:soft-page-break/>nacionalidade</text:p>
      <text:p text:style-name="P5">)</text:p>
      <text:p text:style-name="P4"/>
      <text:p text:style-name="P4">/**</text:p>
      <text:p text:style-name="P4">tipos primitivos e com eles</text:p>
      <text:p text:style-name="P4">**/</text:p>
      <text:p text:style-name="P4"/>
      <text:p text:style-name="P5">CREATE TABLE PESSOAS (</text:p>
      <text:p text:style-name="P5">nome varchar(30),</text:p>
      <text:p text:style-name="P5">idade tinyint(3),</text:p>
      <text:p text:style-name="P5">sexo char(1),</text:p>
      <text:p text:style-name="P5">peso float,</text:p>
      <text:p text:style-name="P5">altura float,</text:p>
      <text:p text:style-name="P5">nacionalidade varchar(20)</text:p>
      <text:p text:style-name="P5">)</text:p>
      <text:p text:style-name="P4"/>
      <text:p text:style-name="P4"/>
      <text:p text:style-name="P9"><text:bookmark text:name="_esm83wpuqw3n"/>Aula 04 - melhorando a estrutura da tabela </text:p>
      <text:p text:style-name="P4"/>
      <text:p text:style-name="P4">formatação das tabelas (banco de dados)</text:p>
      <text:p text:style-name="P4">apagar o banco de dados anterior com o comando:</text:p>
      <text:p text:style-name="P5">DROP DATABASE CADASTRO;</text:p>
      <text:p text:style-name="P4"/>
      <text:p text:style-name="P4">constraints (restrições) - configurando para idiomas latinos</text:p>
      <text:p text:style-name="P4">collate - configurações </text:p>
      <text:p text:style-name="P4"/>
      <text:p text:style-name="P5">CREATE DATABASE CADASTRO</text:p>
      <text:p text:style-name="P5">DEFAULT CHARACTER SET UTF8</text:p>
      <text:p text:style-name="P5">DEFAULT COLLATE utf8_general_ci;</text:p>
      <text:p text:style-name="P5"/>
      <text:p text:style-name="P4"/>
      <text:p text:style-name="P4">configurando a tabela</text:p>
      <text:p text:style-name="P5">CREATE TABLE PESSOAS (</text:p>
      <text:p text:style-name="P5">nome varchar(30) not null,</text:p>
      <text:p text:style-name="P5">nascimento date, <text:tab/>----- aprimoramento para atualização do valor</text:p>
      <text:p text:style-name="P5">sexo enum ('M' , 'F'), ----- limitando os caracteres que serão colocados como valores</text:p>
      <text:p text:style-name="P5">peso decimal(5,2), -------- 5 campos com duas casas decimais </text:p>
      <text:p text:style-name="P5">altura decimal(3,2), <text:s/>------ 3 campos com duas casas decimais </text:p>
      <text:p text:style-name="P5">nacionalidade varchar(20) default 'Brasil' ----------valor padrão caso nada digitado</text:p>
      <text:p text:style-name="P5">)</text:p>
      <text:p text:style-name="P5"/>
      <text:p text:style-name="P5"/>
      <text:p text:style-name="P4">para evitar o problema da repetição de dados, criaremos as chaves primárias.</text:p>
      <text:p text:style-name="P5">CREATE TABLE PESSOAS (</text:p>
      <text:p text:style-name="P5">id int not null auto_increment, <text:s text:c="4"/>---- constraint de auto incremento</text:p>
      <text:p text:style-name="P5">nome varchar(30) not null,</text:p>
      <text:p text:style-name="P5"><text:soft-page-break/>nascimento date, <text:tab/>----- aprimoramento para atualização do valor</text:p>
      <text:p text:style-name="P5">sexo enum ('M' , 'F'), ----- limitando os caracteres que serão colocados como valores</text:p>
      <text:p text:style-name="P5">peso decimal(5,2), -------- 5 campos com duas casas decimais </text:p>
      <text:p text:style-name="P5">altura decimal(3,2), <text:s/>------ 3 campos com duas casas decimais </text:p>
      <text:p text:style-name="P5">nacionalidade varchar(20) default 'Brasil' ----------valor padrão caso nada digitado</text:p>
      <text:p text:style-name="P5">)</text:p>
      <text:p text:style-name="P5"/>
      <text:p text:style-name="P4">Assim, os comandos <text:span text:style-name="T3">CREATE DATABASE </text:span><text:s/>e <text:span text:style-name="T3">CREATE TABLE</text:span> são comandos DDL</text:p>
      <text:p text:style-name="P4"/>
      <text:p text:style-name="P4"/>
      <text:p text:style-name="P9"><text:bookmark text:name="_xp5js161m4k6"/>Aula 05 - inserindo dados na tabela </text:p>
      <text:p text:style-name="P4">Godofredo</text:p>
      <text:p text:style-name="P4">02/01/1984</text:p>
      <text:p text:style-name="P4">32 anos</text:p>
      <text:p text:style-name="P4">masculino</text:p>
      <text:p text:style-name="P4">78,5</text:p>
      <text:p text:style-name="P4">1,83,</text:p>
      <text:p text:style-name="P4">Brasil</text:p>
      <text:p text:style-name="P4"/>
      <text:p text:style-name="P4"/>
      <text:p text:style-name="P4"/>
      <text:p text:style-name="P5">primeira forma de inserção </text:p>
      <text:p text:style-name="P5"/>
      <text:p text:style-name="P4"><text:span text:style-name="T4">1 </text:span><text:span text:style-name="T3"><text:s text:c="3"/>(id, nome, nascimento, sexo, peso, altura, nacionalidade) --- ordem dos campos</text:span></text:p>
      <text:p text:style-name="P4"><text:span text:style-name="T4">2 </text:span><text:span text:style-name="T3"><text:s text:c="3"/>('1', 'Godofredo ' , '1984-01-02-01 ' , 'M ' , '78.5 ' , '1.83', ' Brasil') --- inserção dos dados</text:span></text:p>
      <text:p text:style-name="P5"/>
      <text:p text:style-name="P5">o que estiver entre plicas ( ' ' ) é considerado um dado, caso contrário será considerado uma constraint </text:p>
      <text:p text:style-name="P5"/>
      <text:p text:style-name="P5"/>
      <text:p text:style-name="P4">a inserção propriamente dita - sintaxe </text:p>
      <text:p text:style-name="P5"/>
      <text:p text:style-name="P5">insert into pessoas</text:p>
      <text:p text:style-name="P5">1()</text:p>
      <text:p text:style-name="P5">values</text:p>
      <text:p text:style-name="P5">2()</text:p>
      <text:p text:style-name="P5"/>
      <text:p text:style-name="P4">Assim</text:p>
      <text:p text:style-name="P5">insert into pessoas</text:p>
      <text:p text:style-name="P5">(id, nome, nascimento, sexo, peso, altura, nacionalidade)</text:p>
      <text:p text:style-name="P5">values</text:p>
      <text:p text:style-name="P5"><text:s/>('1', 'Godofredo ' , '1984-01-02-01 ' , 'M ' , '78.5 ' , '1.83', ' Brasil')</text:p>
      <text:p text:style-name="P5"/>
      <text:p text:style-name="P4">como o primeiro é<text:span text:style-name="T3"> not null,</text:span> podemos deixar sem preenchimento:</text:p>
      <text:p text:style-name="P5"><text:s/>(default , 'Creuza' , '1920-12-30' , ' F' , '50.5 ' , '1.65', ' Default')</text:p>
      <text:p text:style-name="P5"/>
      <text:p text:style-name="P4">Se os valores já estiverem na ordem, o item <text:span text:style-name="T4">1() </text:span>pode ser suprimido os valores:</text:p>
      <text:p text:style-name="P5"><text:soft-page-break/><text:s/>(default, 'Godofredo ' , '1984-01-02-01 ' , 'M ' , '78.5 ' , '1.83', default)</text:p>
      <text:p text:style-name="P5"/>
      <text:p text:style-name="P4">para o cadastro de varios registros de uma so vez:</text:p>
      <text:p text:style-name="P5">insert into pessoas</text:p>
      <text:p text:style-name="P5">(id, nome, nascimento, sexo, peso, altura, nacionalidade)</text:p>
      <text:p text:style-name="P5">values</text:p>
      <text:p text:style-name="P5">(default, 'Ana' , '1975-12-22' , 'F ' , '52.3' , '1.45', 'EUA'),</text:p>
      <text:p text:style-name="P5">(default, 'Pedro' , '2000-07-15' , ' M ' , '56.6' , '1.90', 'Brasil),</text:p>
      <text:p text:style-name="P5">(default, 'Maria', '1999-05-30', 'F ' , '75.9' , '1.70', 'Portugal');</text:p>
      <text:p text:style-name="P5"/>
      <text:p text:style-name="P5"/>
      <text:p text:style-name="P4">Insert into é um comando de manipulação de dados - DML</text:p>
      <text:p text:style-name="P5"/>
      <text:p text:style-name="P9"><text:bookmark text:name="_6bprn3popk64"/>Aula 06 - Alterando os dados de uma tabela</text:p>
      <text:p text:style-name="P5">comando ALTER TABLE</text:p>
      <text:p text:style-name="P4">Para adicionar uma coluna - </text:p>
      <text:p text:style-name="P5">ALTER TABLE pessoas</text:p>
      <text:p text:style-name="P5">ADD COLUMM profissao varchar(10);</text:p>
      <text:p text:style-name="P5"/>
      <text:p text:style-name="P4">Quando uma coluna é adicionada à tabela todos os valores ficam como null. Assim como, fica adicionada no último campo da tabela.</text:p>
      <text:p text:style-name="P4"/>
      <text:p text:style-name="P4">Para trocar uma posição do campo, é necessário apagar tal coluna antes de movê-la </text:p>
      <text:p text:style-name="P4"/>
      <text:p text:style-name="P5">ALTER TABLE pessoas</text:p>
      <text:p text:style-name="P5">DROP COLUMM profissao;</text:p>
      <text:p text:style-name="P4"/>
      <text:p text:style-name="P5"/>
      <text:p text:style-name="P4">Para adicioná-la após do atributo <text:span text:style-name="T3">nome</text:span></text:p>
      <text:p text:style-name="P5">ALTER TABLE pessoas</text:p>
      <text:p text:style-name="P5">ADD COLUMM profissao varchar(10) after nome;</text:p>
      <text:p text:style-name="P5"/>
      <text:p text:style-name="P4">Para adicioná-la no início de todos os campos</text:p>
      <text:p text:style-name="P5">ALTER TABLE pessoas</text:p>
      <text:p text:style-name="P5">ADD COLUMM codigo int first;</text:p>
      <text:p text:style-name="P4"/>
      <text:p text:style-name="P4">O nome <text:span text:style-name="T3">COLUMM </text:span>é facultativo. </text:p>
      <text:p text:style-name="P4"/>
      <text:p text:style-name="P4">Para mudar uma característica de uma coluna, como por exemplo de <text:span text:style-name="T3">varchar(10)</text:span> para <text:span text:style-name="T3">varchar(20)</text:span> juntamente com seus constraints.</text:p>
      <text:p text:style-name="P5">ALTER TABLE pessoas</text:p>
      <text:p text:style-name="P5">MODIFY COLUMM(também facultativo) profissao varchar(20);</text:p>
      <text:p text:style-name="P5"/>
      <text:p text:style-name="P4">é possivel que aconteça um erro já que <text:span text:style-name="T3">profissao </text:span>estava como <text:span text:style-name="T3">not null, </text:span>e quando a coluna foi adicionada todos os campos estavam como <text:span text:style-name="T3">null</text:span>, causando um conflito(inconsistência)<text:span text:style-name="T3"> </text:span>. Para resolver isso, iremos deixar um valor padrão (default) no momento da alteração.</text:p>
      <text:p text:style-name="P5"><text:soft-page-break/>ALTER TABLE pessoas</text:p>
      <text:p text:style-name="P5">MODIFY COLUMM profissao varchar(20) not null default ' ';</text:p>
      <text:p text:style-name="P5"/>
      <text:p text:style-name="P4">Para renomear a coluna</text:p>
      <text:p text:style-name="P5">ALTER TABLE pessoas</text:p>
      <text:p text:style-name="P5">MODIFY COLUMM profissao <text:s/>prof varchar(20);</text:p>
      <text:p text:style-name="P5"/>
      <text:p text:style-name="P4">Para renomear a tabela inteira</text:p>
      <text:p text:style-name="P5">ALTER TABLE pessoas</text:p>
      <text:p text:style-name="P5">RENAME TO gafanhotos;</text:p>
      <text:p text:style-name="P5"/>
      <text:p text:style-name="P5"/>
      <text:p text:style-name="P5">Mais uma tabela</text:p>
      <text:p text:style-name="P5">CREATE TABLE IF NOT EXISTS CURSOS(</text:p>
      <text:p text:style-name="P5">nome varchar(30) not null unique, <text:s text:c="2"/>------ evitar repetição de nomes</text:p>
      <text:p text:style-name="P5">descricao text,</text:p>
      <text:p text:style-name="P5">carga int unsigned, --------------- somente números positivos (números sem sinal</text:p>
      <text:p text:style-name="P5">total_aulas int,</text:p>
      <text:p text:style-name="P5">ano year default '2016'</text:p>
      <text:p text:style-name="P5">) default charset = utf8</text:p>
      <text:p text:style-name="P5"/>
      <text:p text:style-name="P4">Adicionando uma chave primária</text:p>
      <text:p text:style-name="P5">ALTER TABLE cursos</text:p>
      <text:p text:style-name="P5">ADD COLUMM id_cursos int first;</text:p>
      <text:p text:style-name="P5"/>
      <text:p text:style-name="P4">processo deve ser feito em duas etapas já que não é possível fazer em único comando</text:p>
      <text:p text:style-name="P5">ALTER TABLE cursos</text:p>
      <text:p text:style-name="P5">ADD primary key (id_cursos);</text:p>
      <text:p text:style-name="P5"/>
      <text:p text:style-name="P5"/>
      <text:p text:style-name="P4">para apagar a tabela</text:p>
      <text:p text:style-name="P5">DROP TABLE cursos;</text:p>
      <text:p text:style-name="P4"/>
      <text:p text:style-name="P4"/>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8">DDL</text:p>
          </table:table-cell>
          <table:table-cell table:style-name="Table1.A1" office:value-type="string">
            <text:p text:style-name="P8">DML</text:p>
          </table:table-cell>
        </table:table-row>
        <table:table-row table:style-name="Table1.1">
          <table:table-cell table:style-name="Table1.A1" office:value-type="string">
            <text:p text:style-name="P8">CREATE DATABASE</text:p>
          </table:table-cell>
          <table:table-cell table:style-name="Table1.A1" office:value-type="string">
            <text:p text:style-name="P8">INSERT INTO</text:p>
          </table:table-cell>
        </table:table-row>
        <table:table-row table:style-name="Table1.1">
          <table:table-cell table:style-name="Table1.A1" office:value-type="string">
            <text:p text:style-name="P6">CREATE TABLE</text:p>
          </table:table-cell>
          <table:table-cell table:style-name="Table1.A1" office:value-type="string">
            <text:p text:style-name="P8"/>
          </table:table-cell>
        </table:table-row>
        <table:table-row table:style-name="Table1.1">
          <table:table-cell table:style-name="Table1.A1" office:value-type="string">
            <text:p text:style-name="P6">ALTER TABLE</text:p>
          </table:table-cell>
          <table:table-cell table:style-name="Table1.A1" office:value-type="string">
            <text:p text:style-name="P8"/>
          </table:table-cell>
        </table:table-row>
        <table:table-row table:style-name="Table1.1">
          <table:table-cell table:style-name="Table1.A1" office:value-type="string">
            <text:p text:style-name="P6">DROP TABLE</text:p>
          </table:table-cell>
          <table:table-cell table:style-name="Table1.A1" office:value-type="string">
            <text:p text:style-name="P8"/>
          </table:table-cell>
        </table:table-row>
      </table:table>
      <text:p text:style-name="P5"/>
      <text:p text:style-name="P4"/>
      <text:p text:style-name="P4"/>
      <text:p text:style-name="P4"><text:soft-page-break/></text:p>
      <text:p text:style-name="P4"/>
      <text:p text:style-name="P4"/>
      <text:p text:style-name="P4"/>
      <text:p text:style-name="P9"><text:bookmark text:name="_ajhh4r27n700"/>Aula 07 - Manipulando registros (linhas ou tuplas)</text:p>
      <text:p text:style-name="P4">result set - resultado de uma instrucao </text:p>
      <text:list xml:id="list493719815" text:style-name="WWNum1">
        <text:list-item>
          <text:p text:style-name="P16">linhas = tuplas = registros</text:p>
        </text:list-item>
        <text:list-item>
          <text:p text:style-name="P16">colunas = campos = atributos</text:p>
        </text:list-item>
      </text:list>
      <text:p text:style-name="P4"/>
      <text:p text:style-name="P4">infelizmente não é possível manipular varias linhas ao mesmo tempo. mas é possível alterar varios campos ao mesmo tempo na mesma linha.</text:p>
      <text:p text:style-name="P4"/>
      <text:p text:style-name="P5"/>
      <text:p text:style-name="P4"/>
      <text:p text:style-name="P4">para mudar uma linha </text:p>
      <text:p text:style-name="P5">UPDATE <text:s/>cursos</text:p>
      <text:p text:style-name="P5">set nome = 'HTML5'</text:p>
      <text:p text:style-name="P5">where idcursos = '1';</text:p>
      <text:p text:style-name="P5"/>
      <text:p text:style-name="P5"/>
      <text:p text:style-name="P5">Para atualizar mais campos:</text:p>
      <text:p text:style-name="P5">UPDATE <text:s/>cursos</text:p>
      <text:p text:style-name="P5">set nome = 'PHP', ano = '2015'</text:p>
      <text:p text:style-name="P5">where idcursos = '4';</text:p>
      <text:p text:style-name="P5"/>
      <text:p text:style-name="P5">Para atualizar três campos:</text:p>
      <text:p text:style-name="P5">UPDATE <text:s/>cursos</text:p>
      <text:p text:style-name="P5">set nome = 'Java', carga = '40' , ano = '2015' <text:s text:c="2"/>------------- não é necessário estar na mesma ordem</text:p>
      <text:p text:style-name="P5">where idcursos = '5';</text:p>
      <text:p text:style-name="P5">limit 1; <text:s/>------------- que essa alteração será feita apenas em uma linha.</text:p>
      <text:p text:style-name="P5"/>
      <text:p text:style-name="P5">essa cláusula evita erros de semântica de várias alterações. Por exemplo, se foi feito o comando:</text:p>
      <text:p text:style-name="P5">UPDATE <text:s/>cursos</text:p>
      <text:p text:style-name="P5">set ano = '2050', carga = '800'</text:p>
      <text:p text:style-name="P5">where ano = '2018';</text:p>
      <text:p text:style-name="P5"/>
      <text:p text:style-name="P5">aonde o ano for 2018 essa alteração será realizada, o que pode ser muito perigoso</text:p>
      <text:p text:style-name="P5"/>
      <text:p text:style-name="P5">Para apagar todas as linhas da tabela (todos os registros)</text:p>
      <text:p text:style-name="P5">TRUNCATE TABLE(opcional) cursos</text:p>
      <text:p text:style-name="P5"/>
      <table:table table:name="Table2" table:style-name="Table2">
        <table:table-column table:style-name="Table2.A" table:number-columns-repeated="2"/>
        <table:table-row table:style-name="Table2.1">
          <table:table-cell table:style-name="Table2.A1" office:value-type="string">
            <text:p text:style-name="P6">DDL</text:p>
          </table:table-cell>
          <table:table-cell table:style-name="Table2.A1" office:value-type="string">
            <text:p text:style-name="P6">DML</text:p>
          </table:table-cell>
        </table:table-row>
        <table:table-row table:style-name="Table2.1">
          <table:table-cell table:style-name="Table2.A1" office:value-type="string">
            <text:p text:style-name="P6">CREATE DATABASE</text:p>
          </table:table-cell>
          <table:table-cell table:style-name="Table2.A1" office:value-type="string">
            <text:p text:style-name="P6">INSERT INTO</text:p>
          </table:table-cell>
        </table:table-row>
        <table:table-row table:style-name="Table2.1">
          <table:table-cell table:style-name="Table2.A1" office:value-type="string">
            <text:p text:style-name="P6">CREATE TABLE</text:p>
          </table:table-cell>
          <table:table-cell table:style-name="Table2.A1" office:value-type="string">
            <text:p text:style-name="P6">UPDATE</text:p>
          </table:table-cell>
        </table:table-row>
        <text:soft-page-break/>
        <table:table-row table:style-name="Table2.1">
          <table:table-cell table:style-name="Table2.A1" office:value-type="string">
            <text:p text:style-name="P6">ALTER TABLE</text:p>
          </table:table-cell>
          <table:table-cell table:style-name="Table2.A1" office:value-type="string">
            <text:p text:style-name="P6">DELETE</text:p>
          </table:table-cell>
        </table:table-row>
        <table:table-row table:style-name="Table2.1">
          <table:table-cell table:style-name="Table2.A1" office:value-type="string">
            <text:p text:style-name="P6">DROP TABLE</text:p>
          </table:table-cell>
          <table:table-cell table:style-name="Table2.A1" office:value-type="string">
            <text:p text:style-name="P6">TRUNCATE</text:p>
          </table:table-cell>
        </table:table-row>
      </table:table>
      <text:p text:style-name="P5"/>
      <text:p text:style-name="P10"/>
      <text:p text:style-name="P11"><text:bookmark text:name="_4xa30u4mr98p"/>Aula 11 - comando select</text:p>
      <text:p text:style-name="P5">SELECT * FROM CURSOS;</text:p>
      <text:p text:style-name="P5"/>
      <text:p text:style-name="P5">estou dizendo -&gt; selecione todas as colunas{campos} oriundos da tabela CURSOS</text:p>
      <text:p text:style-name="P5"/>
      <text:p text:style-name="P4">para uma busca mais filtrada na ordem</text:p>
      <text:p text:style-name="P5">SELECT * FROM CURSOS;</text:p>
      <text:p text:style-name="P5">ORDER BY [COLUNA] NOME; <text:s/>---------------------<text:tab/> isso farah em ordem alfabetica </text:p>
      <text:p text:style-name="P5"/>
      <text:p text:style-name="P4">da mesma forma, que o sentido de ordenação</text:p>
      <text:p text:style-name="P5">SELECT * FROM CURSOS;</text:p>
      <text:p text:style-name="P5">ORDER BY NOME DESC; <text:s text:c="2"/>----------------- DESC[ENDENT] OU ASC[ENDENT]</text:p>
      <text:p text:style-name="P5"/>
      <text:p text:style-name="P5">Para mostrar as colunas desejadas (tirando o *)</text:p>
      <text:p text:style-name="P5">SELECT NOME, CARGA, ANO FROM CURSOS;</text:p>
      <text:p text:style-name="P5">ORDER BY NOME;</text:p>
      <text:p text:style-name="P5"/>
      <text:p text:style-name="P5">Para ordenação multipla:</text:p>
      <text:p text:style-name="P5">SELECT ANO, NOME, CARGA FROM CURSOS;</text:p>
      <text:p text:style-name="P5">ORDER BY ANO, NOME;</text:p>
      <text:p text:style-name="P5"/>
      <text:p text:style-name="P4">Para filtrar as linhas:</text:p>
      <text:p text:style-name="P5">SELECT * FROM CURSOS;</text:p>
      <text:p text:style-name="P5">WHERE ANO = '2016'</text:p>
      <text:p text:style-name="P5">ORDER BY NOME;</text:p>
      <text:p text:style-name="P5"/>
      <text:p text:style-name="P5">filtrando linhas e colunas</text:p>
      <text:p text:style-name="P5">SELECT NOME, CARGA FROM CURSOS</text:p>
      <text:p text:style-name="P5">WHERE ANO = '2016' <text:s text:c="2"/>---------------------- como apenas uma linha selecionada, apenas ela não será exibida <text:s text:c="16"/>no result set</text:p>
      <text:p text:style-name="P5">ORDER BY ANO, NOME;</text:p>
      <text:p text:style-name="P5"/>
      <text:p text:style-name="P5">colocando expressoes relacionais</text:p>
      <text:p text:style-name="P5">SELECT NOME, DESCRICAO FROM CURSOS;</text:p>
      <text:p text:style-name="P5">WHERE ANO &lt;= '2015' <text:s text:c="7"/>----------- caso o campo seja numerico, não precisa das plicas</text:p>
      <text:p text:style-name="P5">ORDER BY NOME;</text:p>
      <text:p text:style-name="P5"/>
      <text:p text:style-name="P5">&lt; menor</text:p>
      <text:p text:style-name="P5">&gt; maior</text:p>
      <text:p text:style-name="P5">!= diferentes ou &lt;&gt;</text:p>
      <text:p text:style-name="P5"/>
      <text:p text:style-name="P5"><text:soft-page-break/>selecionando intervalos</text:p>
      <text:p text:style-name="P5">SELECT NOME, ANO FROM CURSOS;</text:p>
      <text:p text:style-name="P5">WHERE TOTAULAS BETWEEN <text:s/>'20' AND '30' <text:s/></text:p>
      <text:p text:style-name="P5">ORDER BY NOME;</text:p>
      <text:p text:style-name="P5"/>
      <text:p text:style-name="P5">outro exemplo</text:p>
      <text:p text:style-name="P5">SELECT NOME, ANO FROM CURSOS;</text:p>
      <text:p text:style-name="P5">WHERE ANO BETWEEN <text:s/>2014 AND 2016</text:p>
      <text:p text:style-name="P5">ORDER BY ANO DESC, NOME ASC;</text:p>
      <text:p text:style-name="P5"/>
      <text:p text:style-name="P5">selecionando valores específicos </text:p>
      <text:p text:style-name="P5">SELECT ID_CURSOS, NOME FROM CURSOS;</text:p>
      <text:p text:style-name="P5">WHERE ANO IN ('2014' , '2016' , '2018')</text:p>
      <text:p text:style-name="P5">ORDER BY NOME;</text:p>
      <text:p text:style-name="P5"/>
      <text:p text:style-name="P5"/>
      <text:p text:style-name="P5">aumentando a complexidade</text:p>
      <text:p text:style-name="P5">SELECT NOME, CARGA FROM CURSOS;</text:p>
      <text:p text:style-name="P5">WHERE CARGA &gt; 35 AND TOTAULAS &lt; 30;</text:p>
      <text:p text:style-name="P5"/>
      <text:p text:style-name="P5"/>
      <table:table table:name="Table3" table:style-name="Table3">
        <table:table-column table:style-name="Table3.A" table:number-columns-repeated="3"/>
        <table:table-row table:style-name="Table3.1">
          <table:table-cell table:style-name="Table3.A1" office:value-type="string">
            <text:p text:style-name="P6">DDL</text:p>
          </table:table-cell>
          <table:table-cell table:style-name="Table3.A1" office:value-type="string">
            <text:p text:style-name="P6">DML</text:p>
          </table:table-cell>
          <table:table-cell table:style-name="Table3.A1" office:value-type="string">
            <text:p text:style-name="P6">DQL</text:p>
          </table:table-cell>
        </table:table-row>
        <table:table-row table:style-name="Table3.1">
          <table:table-cell table:style-name="Table3.A1" office:value-type="string">
            <text:p text:style-name="P6">CREATE DATABASE</text:p>
          </table:table-cell>
          <table:table-cell table:style-name="Table3.A1" office:value-type="string">
            <text:p text:style-name="P6">INSERT INTO</text:p>
          </table:table-cell>
          <table:table-cell table:style-name="Table3.A1" office:value-type="string">
            <text:p text:style-name="P6">SELECT</text:p>
          </table:table-cell>
        </table:table-row>
        <table:table-row table:style-name="Table3.1">
          <table:table-cell table:style-name="Table3.A1" office:value-type="string">
            <text:p text:style-name="P6">CREATE TABLE</text:p>
          </table:table-cell>
          <table:table-cell table:style-name="Table3.A1" office:value-type="string">
            <text:p text:style-name="P6">UPDATE</text:p>
          </table:table-cell>
          <table:table-cell table:style-name="Table3.A1" office:value-type="string">
            <text:p text:style-name="P6"/>
          </table:table-cell>
        </table:table-row>
        <table:table-row table:style-name="Table3.1">
          <table:table-cell table:style-name="Table3.A1" office:value-type="string">
            <text:p text:style-name="P6">ALTER TABLE</text:p>
          </table:table-cell>
          <table:table-cell table:style-name="Table3.A1" office:value-type="string">
            <text:p text:style-name="P6">DELETE</text:p>
          </table:table-cell>
          <table:table-cell table:style-name="Table3.A1" office:value-type="string">
            <text:p text:style-name="P6"/>
          </table:table-cell>
        </table:table-row>
        <table:table-row table:style-name="Table3.1">
          <table:table-cell table:style-name="Table3.A1" office:value-type="string">
            <text:p text:style-name="P6">DROP TABLE</text:p>
          </table:table-cell>
          <table:table-cell table:style-name="Table3.A1" office:value-type="string">
            <text:p text:style-name="P6">TRUNCATE</text:p>
          </table:table-cell>
          <table:table-cell table:style-name="Table3.A1" office:value-type="string">
            <text:p text:style-name="P6"/>
          </table:table-cell>
        </table:table-row>
      </table:table>
      <text:p text:style-name="P5"/>
      <text:p text:style-name="P5"/>
      <text:p text:style-name="P5"/>
      <text:p text:style-name="P5"/>
      <text:p text:style-name="P5"/>
      <text:p text:style-name="P5"/>
      <text:p text:style-name="P5"/>
      <text:p text:style-name="P9"><text:bookmark text:name="_jeeym8mzu0wr"/>AULA 12 - SELECT AULA 02</text:p>
      <text:p text:style-name="P5">caso o nome do atributo for colocado com espaços, as crases se tornam indispensáveis.</text:p>
      <text:p text:style-name="P5"/>
      <text:p text:style-name="P5">SELECT * FROM CURSOS;</text:p>
      <text:p text:style-name="P5">WHERE NOME = 'PHP'</text:p>
      <text:p text:style-name="P5"/>
      <text:p text:style-name="P5">para selecionar parte dos campos</text:p>
      <text:p text:style-name="P5"/>
      <text:p text:style-name="P5">SELECT * FROM CURSOS;</text:p>
      <text:p text:style-name="P5">WHERE NOME LIKE = 'P%' ---- % = wildcards -- carta coringa</text:p>
      <text:p text:style-name="P5"><text:soft-page-break/>em outras palavras, substitua isso por algo ou por qualquer string</text:p>
      <text:p text:style-name="P5">LIKE = similar ou parecido </text:p>
      <text:p text:style-name="P5"/>
      <text:p text:style-name="P5">mudando a posição dos wildcards</text:p>
      <text:p text:style-name="P5">SELECT * FROM CURSOS;</text:p>
      <text:p text:style-name="P5">WHERE NOME LIKE = '%A' ------ todas as palavras que terminam em A</text:p>
      <text:p text:style-name="P5"/>
      <text:p text:style-name="P5">para qualquer posição da letra A</text:p>
      <text:p text:style-name="P5">SELECT * FROM CURSOS;</text:p>
      <text:p text:style-name="P5">WHERE NOME LIKE = '%A%' -------- tanto antes como depois</text:p>
      <text:p text:style-name="P5">no mysql suporta a letra A com acentos no momento do filtro</text:p>
      <text:p text:style-name="P5"/>
      <text:p text:style-name="P5">se não quiser que a letra A não apareça em nenhum lugar, basta negar o comando acima</text:p>
      <text:p text:style-name="P5">SELECT * FROM CURSOS;</text:p>
      <text:p text:style-name="P5">WHERE NOT NOME LIKE = '%A%' </text:p>
      <text:p text:style-name="P5"/>
      <text:p text:style-name="P5">para limitar os caracteres</text:p>
      <text:p text:style-name="P5">SELECT * FROM CURSOS;</text:p>
      <text:p text:style-name="P5">WHERE NOME LIKE = 'PH%P' --- PHP e PhotoshoP</text:p>
      <text:p text:style-name="P5"/>
      <text:p text:style-name="P5"><text:s/></text:p>
      <text:p text:style-name="P5">para exigir algum caractere no final </text:p>
      <text:p text:style-name="P5">SELECT * FROM CURSOS;</text:p>
      <text:p text:style-name="P5">WHERE NOME LIKE = 'PH%P_' <text:s text:c="3"/>------------ PHP7 e PHP4</text:p>
      <text:p text:style-name="P5"/>
      <text:p text:style-name="P5">para procurar qualquer pessoa que tenha 'silva' em qualquer parte do nome</text:p>
      <text:p text:style-name="P5">SELECT * FROM GAFANHOTOS;</text:p>
      <text:p text:style-name="P5">WHERE NOME LIKE = '%SILVA%'</text:p>
      <text:p text:style-name="P5"/>
      <text:p text:style-name="P5">porem nessa forma o comando retornará caso exista a palavra 'silvana'. para somente o silva:</text:p>
      <text:p text:style-name="P5">SELECT * FROM GAFANHOTOS;</text:p>
      <text:p text:style-name="P5">WHERE NOME LIKE = '%SILVA'</text:p>
      <text:p text:style-name="P5"/>
      <text:p text:style-name="P5">distinguindo dados</text:p>
      <text:p text:style-name="P5">onde somente os países que as pessoas nasceram</text:p>
      <text:p text:style-name="P5"/>
      <text:p text:style-name="P5">antes</text:p>
      <text:p text:style-name="P5">SELECT NACIONALIDADE FROM GAFANHOTOS; ------------ países repetidos</text:p>
      <text:p text:style-name="P5"/>
      <text:p text:style-name="P5"/>
      <text:p text:style-name="P5">depois </text:p>
      <text:p text:style-name="P5">SELECT DISTINCT NACIONALIDADE FROM GAFANHOTOS;</text:p>
      <text:p text:style-name="P5">ORDER BY NACIONALIDADE; <text:s text:c="4"/>------------ sem países repetidos</text:p>
      <text:p text:style-name="P5"/>
      <text:p text:style-name="P5">funções de agregação</text:p>
      <text:p text:style-name="P5">SELECT COUNT(*) FROM GAFANHOTOS; <text:s text:c="2"/>--- <text:tab/>quantidade de alunos cadastrados</text:p>
      <text:p text:style-name="P5"/>
      <text:p text:style-name="P5">aprimorando a busca</text:p>
      <text:p text:style-name="P5"><text:soft-page-break/>SELECT COUNT(*) FROM CURSOS WHERE CARGA &gt; 40;</text:p>
      <text:p text:style-name="P5"/>
      <text:p text:style-name="P5">o valor máximo dentro de um campo (MAX)</text:p>
      <text:p text:style-name="P5">SELECT MAX(CARGA) FROM CURSOS;</text:p>
      <text:p text:style-name="P5"/>
      <text:p text:style-name="P5">aprimorando</text:p>
      <text:p text:style-name="P5">SELECT MAX(TOTAULAS) FROM CURSOS WHERE ANO = '2016';</text:p>
      <text:p text:style-name="P5"/>
      <text:p text:style-name="P5">o valor mínimo dentro de um campo (MIN)</text:p>
      <text:p text:style-name="P5">SELECT MIN(CARGA) FROM CURSOS;</text:p>
      <text:p text:style-name="P5"/>
      <text:p text:style-name="P5">para mostrar com o nome do curso</text:p>
      <text:p text:style-name="P5">SELECT NOME MIN(TOTAULAS) FROM CURSOS</text:p>
      <text:p text:style-name="P5">WHERE ANO = '2016';</text:p>
      <text:p text:style-name="P5"/>
      <text:p text:style-name="P5">para somatório (SUM)</text:p>
      <text:p text:style-name="P5">SELECT NOME MIN(TOTAULAS) FROM CURSOS</text:p>
      <text:p text:style-name="P5">WHERE ANO = '2016';</text:p>
      <text:p text:style-name="P5"/>
      <text:p text:style-name="P5">para média (AVG)</text:p>
      <text:p text:style-name="P5">SELECT NOME AVG(TOTAULAS) FROM CURSOS</text:p>
      <text:p text:style-name="P5"/>
      <text:p text:style-name="P5"/>
      <text:p text:style-name="P5"/>
      <text:p text:style-name="P9"><text:bookmark text:name="_blb7gurs4wn8"/>aula 13 - select parte 03 (agrupamentos)</text:p>
      <text:p text:style-name="Standard">idade - 63,3,32,30,3,65,32,32</text:p>
      <text:p text:style-name="Standard"/>
      <text:p text:style-name="Standard">usando o comando distict o resultado será </text:p>
      <text:p text:style-name="Standard">65,3,32,30</text:p>
      <text:p text:style-name="Standard"/>
      <text:p text:style-name="Standard">uma vez que ele considera uma ocorrencia de cada valor dentro do registro. não é importante a quantidade de pessoas e sim apenas os valores.</text:p>
      <text:p text:style-name="Standard"/>
      <text:p text:style-name="Standard"/>
      <text:p text:style-name="Standard">com o agrupamento por idade seria </text:p>
      <text:p text:style-name="Standard">65,65,3,3,32,32,32,30</text:p>
      <text:p text:style-name="Standard"/>
      <text:p text:style-name="P5">SELECT CARGA FROM CURSOS</text:p>
      <text:p text:style-name="P5">GROUP BY CARGA;</text:p>
      <text:p text:style-name="P5"/>
      <text:p text:style-name="P5">agrupando com agregação </text:p>
      <text:p text:style-name="P5">SELECT carga, count (nome ) FROM CURSOS</text:p>
      <text:p text:style-name="P5">GROUP BY CARGA</text:p>
      <text:p text:style-name="P5">WHERE ANO = '2016';</text:p>
      <text:p text:style-name="P5"/>
      <text:p text:style-name="P5">para contar quantos registros dentro de cada agrupamento</text:p>
      <text:p text:style-name="P5"><text:soft-page-break/>SELECT TOTAULAS, COUNT(*) FROM CURSOS</text:p>
      <text:p text:style-name="P5">GROUP BY TOTAULAS</text:p>
      <text:p text:style-name="P5">ORDER BY TOTAULAS;</text:p>
      <text:p text:style-name="P5"/>
      <text:p text:style-name="P5"/>
      <text:p text:style-name="P5">aumentando a complexidade com o where</text:p>
      <text:p text:style-name="P5">SELECT CARGA, TOTAULAS, FROM CURSOS</text:p>
      <text:p text:style-name="P5">GROUP BY CARGA</text:p>
      <text:p text:style-name="P5"/>
      <text:p text:style-name="P5">para saber a frequência dos registros</text:p>
      <text:p text:style-name="P5">SELECT CARGA, COUNT (CARGA) FROM CURSOS</text:p>
      <text:p text:style-name="P5">WHERE TOTAULAS = 30</text:p>
      <text:p text:style-name="P5">GROUP BY CARGA</text:p>
      <text:p text:style-name="P5"/>
      <text:p text:style-name="P5">mais agregação com agrupamento</text:p>
      <text:p text:style-name="P5">SELECT CARGA, COUNT (CARGA) FROM CURSOS</text:p>
      <text:p text:style-name="P5">GROUP BY CARGA</text:p>
      <text:p text:style-name="P5">HAVING COUNT(NOME) &gt; 3</text:p>
      <text:p text:style-name="P5"/>
      <text:p text:style-name="P5">agrupando por ano</text:p>
      <text:p text:style-name="P5">SELECT ANO, COUNT (*) FROM CURSOS</text:p>
      <text:p text:style-name="P5">GROUP BY ANO</text:p>
      <text:p text:style-name="P5">ORDER BY COUNT(*)</text:p>
      <text:p text:style-name="P5"/>
      <text:p text:style-name="P5">ano que tem mais cursos</text:p>
      <text:p text:style-name="P5">SELECT ANO, COUNT (*) FROM CURSOS</text:p>
      <text:p text:style-name="P5">GROUP BY ANO</text:p>
      <text:p text:style-name="P5">HAVING COUNT(ANO) &gt; 5</text:p>
      <text:p text:style-name="P5">ORDER BY COUNT(*) DESC</text:p>
      <text:p text:style-name="P5"/>
      <text:p text:style-name="P5">HAVING(GROUP BY) -&gt; WHERE (SELECT)</text:p>
      <text:p text:style-name="P5"/>
      <text:p text:style-name="P5"/>
      <text:p text:style-name="P5">juntando SELECTS</text:p>
      <text:p text:style-name="P10"/>
      <text:p text:style-name="P10">mostrando somente a média de horas dos cursos</text:p>
      <text:p text:style-name="P13"/>
      <text:p text:style-name="P5">SELECT AVG(CARGA)FROM CURSOS</text:p>
      <text:p text:style-name="P5"/>
      <text:p text:style-name="P5"/>
      <text:p text:style-name="P5">SELECT CARGA, COUNT (*) FROM CURSOS</text:p>
      <text:p text:style-name="P5">WHERE ANO &gt; 2015</text:p>
      <text:p text:style-name="P5">HAVING COUNT(NOME) &gt; SELECT AVG(CARGA)FROM CURSOS</text:p>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7">Bóson treinamentos </text:p>
      <text:p text:style-name="P7"/>
      <text:p text:style-name="Heading_20_2">AULA 05 – COMO CRIAR UM BANCO DE DADOS</text:p>
      <text:p text:style-name="P7"/>
      <text:p text:style-name="P7">MySQL – Como criar um Banco de Dados</text:p>
      <text:p text:style-name="P7"/>
      <text:p text:style-name="P7">Nesta aula vamos aprender a criar um novo banco de dados usando o MySQL. Também aprenderemos a verificar os bancos de dados existentes no sistema e a excluir bancos de dados não mais utilizados.</text:p>
      <text:p text:style-name="P7"/>
      <text:p text:style-name="P7">Podemos criar um novo banco de dados com o comando a seguir:</text:p>
      <text:p text:style-name="P7"/>
      <text:p text:style-name="P7">CREATE DATABASE [IF NOT EXISTS] nome_BD;</text:p>
      <text:p text:style-name="P7"/>
      <text:p text:style-name="P7">Onde nome_BD é o nome que queremos dar ao banco de dados. O elemento IF NOT EXISTS é opcional. Ele previne o erro de tentar criar um banco de dados que já existe no servidor. Não é possível ter dois bancos de dados com o mesmo nome.</text:p>
      <text:p text:style-name="P7"/>
      <text:p text:style-name="P7">Exemplo – Vamos criar um banco de dados de nome db_Biblioteca, que será utilizado nos demais exemplos do curso:</text:p>
      <text:p text:style-name="P7"/>
      <text:p text:style-name="P7">CREATE DATABASE db_Biblioteca;</text:p>
      <text:p text:style-name="P7"/>
      <text:p text:style-name="P7">Verificar Banco de Dados</text:p>
      <text:p text:style-name="P7"/>
      <text:p text:style-name="P7">Podemos verificar os bancos de dados existentes com o comando SHOW DATABASES;</text:p>
      <text:p text:style-name="P7"/>
      <text:p text:style-name="P7">Comando USE</text:p>
      <text:p text:style-name="P7"/>
      <text:p text:style-name="P7">O comando USE instrui o SGBDR a utilizar o banco de dados especificado para rodar os comandos.</text:p>
      <text:p text:style-name="P7"/>
      <text:p text:style-name="P7">Sintaxe:</text:p>
      <text:p text:style-name="P7"/>
      <text:p text:style-name="P7">USE nome_banco_de_dados;</text:p>
      <text:p text:style-name="P7"/>
      <text:p text:style-name="P7">Para visualizar o banco de dados selecionado no momento use o comando:</text:p>
      <text:p text:style-name="P7"/>
      <text:p text:style-name="P7">SELECT DATABASE();</text:p>
      <text:p text:style-name="P7"/>
      <text:p text:style-name="P7">Excluir Banco de Dados</text:p>
      <text:p text:style-name="P7"/>
      <text:p text:style-name="P7"><text:soft-page-break/>Podemos excluir um banco de dados existente com o comando DROP DATABASE;:</text:p>
      <text:p text:style-name="P7"/>
      <text:p text:style-name="P7">DROP DATABASE [IF EXISTS] nome_BD;</text:p>
      <text:p text:style-name="P7"/>
      <text:p text:style-name="P7"/>
      <text:p text:style-name="P7"/>
      <text:p text:style-name="P17"/>
      <text:p text:style-name="Heading_20_2"><text:span text:style-name="T5">Aula 06 – </text:span>SQL Constraints (Restrições) no MySQL</text:p>
      <text:p text:style-name="P17"/>
      <text:p text:style-name="P17"><text:s text:c="4"/>As Restrições são regras aplicadas nas colunas de uma tabela.</text:p>
      <text:p text:style-name="P17"><text:s text:c="4"/>São usadas para limitar os tipos de dados que são inseridos.</text:p>
      <text:p text:style-name="P17"><text:s text:c="4"/>Podem ser especificadas no momento de criação da tabela (CREATE) ou após a tabela ter sido criada (ALTER)</text:p>
      <text:p text:style-name="P17"/>
      <text:p text:style-name="P17">As principais constraints são as seguintes:</text:p>
      <text:p text:style-name="P17"/>
      <text:list xml:id="list1359583503" text:style-name="L1">
        <text:list-item>
          <text:p text:style-name="P14">NOT NULL</text:p>
        </text:list-item>
        <text:list-item>
          <text:p text:style-name="P14">UNIQUE</text:p>
        </text:list-item>
        <text:list-item>
          <text:p text:style-name="P14">PRIMARY KEY</text:p>
        </text:list-item>
        <text:list-item>
          <text:p text:style-name="P14">FOREIGN KEY</text:p>
        </text:list-item>
        <text:list-item>
          <text:p text:style-name="P14">DEFAULT</text:p>
        </text:list-item>
      </text:list>
      <text:p text:style-name="P17"/>
      <text:p text:style-name="P17">NOT NULL</text:p>
      <text:p text:style-name="P17"/>
      <text:p text:style-name="P17"><text:s text:c="4"/>A constraint NOT NULL impõe a uma coluna a NÃO aceitar valores NULL.</text:p>
      <text:p text:style-name="P17"><text:s text:c="4"/>Ou seja, a constraint NOT NULL obriga um campo a sempre possuir um valor.</text:p>
      <text:p text:style-name="P17"><text:s text:c="4"/>Deste modo, não é possível inserir um registro (ou atualizar) sem entrar com um valor neste campo.</text:p>
      <text:p text:style-name="P17"/>
      <text:p text:style-name="P17">UNIQUE</text:p>
      <text:p text:style-name="P17"/>
      <text:p text:style-name="P17"><text:s text:c="4"/>A restrição UNIQUE identifica de forma única cada registro em uma tabela de um banco de dados.</text:p>
      <text:p text:style-name="P17"><text:s text:c="4"/>As constraints UNIQUE e PRIMARY KEY garantem a unicidade em uma coluna ou conjunto de colunas.</text:p>
      <text:p text:style-name="P17"><text:s text:c="4"/>Uma constraint PRIMARY KEY automaticamente possui uma restrição UNIQUE definida, portanto não é necessário especificar essa constraint neste caso.</text:p>
      <text:p text:style-name="P17"><text:s text:c="4"/>É possível termos várias constraints UNIQUE em uma mesma tabela, mas apenas uma Chave Primária por tabela (lembrando que uma PK pode ser composta, ou seja, constituída por mais de uma coluna – mas ainda assim, será uma única chave primária).</text:p>
      <text:p text:style-name="P17"/>
      <text:p text:style-name="P17">PRIMARY KEY</text:p>
      <text:p text:style-name="P17"/>
      <text:p text:style-name="P17"><text:s text:c="4"/>A restrição PRIMARY KEY (Chave Primária) identifica de forma única cada registro em uma tabela de banco de dados.</text:p>
      <text:p text:style-name="P17"><text:s text:c="4"/>As Chaves Primárias devem sempre conter valores únicos.</text:p>
      <text:p text:style-name="P17"><text:s text:c="4"/>Uma coluna de chave primária não pode conter valores NULL</text:p>
      <text:p text:style-name="P17"><text:s text:c="4"/>Cada tabela deve ter uma chave primária e apenas uma chave primária.</text:p>
      <text:p text:style-name="P17"/>
      <text:p text:style-name="P17">FOREIGN KEY</text:p>
      <text:p text:style-name="P17"><text:soft-page-break/></text:p>
      <text:p text:style-name="P17">Uma FOREIGN KEY (Chave Estrangeira) em uma tabela é um campo que aponta para uma chave primária em outra tabela. Desta forma, é usada para criar os relacionamentos entre as tabelas no banco de dados.</text:p>
      <text:p text:style-name="P17"/>
      <text:p text:style-name="P17">Veja um exemplo de restrição Foreign Key aplicada:</text:p>
      <text:p text:style-name="P17"/>
      <text:p text:style-name="P17">CONSTRAINT fk_ID_Autor FOREIGN KEY (ID_Autor)</text:p>
      <text:p text:style-name="P17">REFERENCES tbl_autores(ID_Autor)</text:p>
      <text:p text:style-name="P17"/>
      <text:p text:style-name="P17">Neste exemplo a chave primária está na tabela tbl_autores e uma chave estrangeira de nome ID_Autor foi criada na tabela atual, usando o nome fk_ID_Autor</text:p>
      <text:p text:style-name="P17"/>
      <text:p text:style-name="P17">DEFAULT</text:p>
      <text:p text:style-name="P17"/>
      <text:p text:style-name="P17"><text:s text:c="4"/>A restrição DEFAULT é usada para inserir um valor padrão especificado em uma coluna.</text:p>
      <text:p text:style-name="P17"><text:s text:c="4"/>O valor padrão será adicionado a todos os novos registros caso nenhum outro valor seja especificado na hora de inserir dados.</text:p>
      <text:p text:style-name="P5"/>
      <text:p text:style-name="P5"><text:s/></text:p>
      <text:p text:style-name="P5"/>
      <text:p text:style-name="P5"/>
      <text:p text:style-name="P5"/>
      <text:p text:style-name="P5"/>
      <text:p text:style-name="P5"/>
      <text:p text:style-name="Standard"/>
      <text:p text:style-name="Standard"/>
      <text:p text:style-name="P11"><text:bookmark text:name="_cy04vy8c1zaq"/></text:p>
      <text:p text:style-name="P12"><text:bookmark text:name="_taypufik9hvw"/>Anexo - uma tabela para testes com os respectivos valores</text:p>
      <text:p text:style-name="P5">Criaremos as tabelas</text:p>
      <text:p text:style-name="P5"/>
      <text:p text:style-name="P5">CREATE TABLE IF NOT EXISTS cliente (</text:p>
      <text:p text:style-name="P5"><text:s text:c="2"/>matricula INT <text:s/>NOT <text:s/>NULL,</text:p>
      <text:p text:style-name="P5"><text:s text:c="2"/>nome VARCHAR(45) <text:s/>NOT <text:s/>NULL,</text:p>
      <text:p text:style-name="P5"><text:s text:c="2"/>endereco VARCHAR(45) <text:s/>NOT <text:s/>NULL,</text:p>
      <text:p text:style-name="P5"><text:s text:c="2"/>PRIMARY KEY (matricula)</text:p>
      <text:p text:style-name="P5"><text:s text:c="2"/>);</text:p>
      <text:p text:style-name="P5"/>
      <text:p text:style-name="P5"><text:s/>CREATE TABLE IF NOT EXISTS telefone (</text:p>
      <text:p text:style-name="P5"><text:s text:c="2"/>CLIENTE_Matricula INT <text:s/>NOT <text:s/>NULL,</text:p>
      <text:p text:style-name="P5"><text:s text:c="2"/>Numero VARCHAR(45) <text:s/>NOT <text:s/>NULL,</text:p>
      <text:p text:style-name="P5"><text:s text:c="2"/>area VARCHAR(45) <text:s/>NOT <text:s/>NULL,</text:p>
      <text:p text:style-name="P5"><text:s text:c="2"/>PRIMARY KEY (CLIENTE_Matricula, Numero),</text:p>
      <text:p text:style-name="P5"><text:s text:c="2"/>FOREIGN KEY (CLIENTE_Matricula) REFERENCES cliente (matricula)</text:p>
      <text:p text:style-name="P5"><text:s text:c="2"/>);</text:p>
      <text:p text:style-name="P5"><text:s text:c="4"/></text:p>
      <text:p text:style-name="P5">CREATE TABLE IF NOT EXISTS aluguel (</text:p>
      <text:p text:style-name="P5"><text:s text:c="2"/>Numero INT <text:s/>NOT <text:s/>NULL,</text:p>
      <text:p text:style-name="P5"><text:s text:c="2"/>dataAluguel DATE <text:s/>NOT <text:s/>NULL,</text:p>
      <text:p text:style-name="P5"><text:s text:c="2"/>desconto INT <text:s/>NOT <text:s/>NULL,</text:p>
      <text:p text:style-name="P5"><text:s text:c="2"/>valorPago INT <text:s/>NOT <text:s/>NULL,</text:p>
      <text:p text:style-name="P5"><text:s text:c="2"/>Cliente_Matricula INT <text:s/>NOT <text:s/>NULL,</text:p>
      <text:p text:style-name="P5"><text:s text:c="2"/>PRIMARY KEY (Numero),</text:p>
      <text:p text:style-name="P5"><text:s text:c="2"/>FOREIGN KEY (Cliente_Matricula) REFERENCES cliente (matricula)</text:p>
      <text:p text:style-name="P5"><text:s text:c="2"/>);</text:p>
      <text:p text:style-name="P5"/>
      <text:p text:style-name="P5">CREATE TABLE IF NOT EXISTS item_acervo (</text:p>
      <text:p text:style-name="P5"><text:s text:c="2"/>Numero INT <text:s/>NOT <text:s/>NULL,</text:p>
      <text:p text:style-name="P5"><text:s text:c="2"/>Tipo VARCHAR(45) <text:s/>NOT <text:s/>NULL,</text:p>
      <text:p text:style-name="P5"><text:s text:c="2"/>PRIMARY KEY (Numero)</text:p>
      <text:p text:style-name="P5"><text:s text:c="2"/>);</text:p>
      <text:p text:style-name="P5"/>
      <text:p text:style-name="P5">CREATE TABLE IF NOT EXISTS faz (</text:p>
      <text:p text:style-name="P5"><text:s text:c="2"/>Aluguel_Numero INT <text:s/>NOT <text:s/>NULL,</text:p>
      <text:p text:style-name="P5"><text:s text:c="2"/>ItemAcervo_Numero INT <text:s/>NOT <text:s/>NULL,</text:p>
      <text:p text:style-name="P5"><text:s text:c="2"/>Valor INT NOT <text:s/>NULL,</text:p>
      <text:p text:style-name="P5"><text:s text:c="2"/>DataRetornoEsperado DATE NOT <text:s/>NULL,</text:p>
      <text:p text:style-name="P5"><text:s text:c="2"/>PRIMARY KEY (Aluguel_Numero, ItemAcervo_Numero),</text:p>
      <text:p text:style-name="P5"><text:s text:c="2"/>FOREIGN KEY (Aluguel_Numero) REFERENCES aluguel (Numero),</text:p>
      <text:p text:style-name="P5"><text:s text:c="2"/>FOREIGN KEY (ItemAcervo_Numero) REFERENCES item_acervo (Numero)</text:p>
      <text:p text:style-name="P5"><text:s text:c="2"/>);</text:p>
      <text:p text:style-name="P5"/>
      <text:p text:style-name="P5">CREATE TABLE IF NOT EXISTS jogo (</text:p>
      <text:p text:style-name="P5"><text:s text:c="2"/>IdAcervo INT NOT <text:s/>NULL,</text:p>
      <text:p text:style-name="P5"><text:soft-page-break/><text:s text:c="2"/>Titulo VARCHAR(45) NOT <text:s/>NULL,</text:p>
      <text:p text:style-name="P5"><text:s text:c="2"/>valor INT NOT <text:s/>NULL,</text:p>
      <text:p text:style-name="P5"><text:s text:c="2"/>PRIMARY KEY (IdAcervo));</text:p>
      <text:p text:style-name="P5"/>
      <text:p text:style-name="P5"/>
      <text:p text:style-name="P5">CREATE TABLE IF NOT EXISTS categoriafilme (</text:p>
      <text:p text:style-name="P5"><text:s text:c="2"/>idCategoria INT NOT <text:s/>NULL,</text:p>
      <text:p text:style-name="P5"><text:s text:c="2"/>Nome VARCHAR(45) NOT <text:s/>NULL,</text:p>
      <text:p text:style-name="P5"><text:s text:c="2"/>ValorFimSemana INT NOT <text:s/>NULL,</text:p>
      <text:p text:style-name="P5"><text:s text:c="2"/>ValorNormal INT NOT <text:s/>NULL,</text:p>
      <text:p text:style-name="P5"><text:s text:c="2"/>PRIMARY KEY (idCategoria));</text:p>
      <text:p text:style-name="P5"/>
      <text:p text:style-name="P5"/>
      <text:p text:style-name="P5">CREATE TABLE IF NOT EXISTS filme (</text:p>
      <text:p text:style-name="P5"><text:s text:c="2"/>IdAcervo INT <text:s/>NOT <text:s/>NULL,</text:p>
      <text:p text:style-name="P5"><text:s text:c="2"/>Titulo VARCHAR(45) NOT <text:s/>NULL,</text:p>
      <text:p text:style-name="P5"><text:s text:c="2"/>CategoriaFilme_IdCategoria INT NOT <text:s/>NULL,</text:p>
      <text:p text:style-name="P5"><text:s text:c="2"/>PRIMARY KEY (IdAcervo),</text:p>
      <text:p text:style-name="P5"><text:s text:c="2"/>FOREIGN KEY (CategoriaFilme_IdCategoria) REFERENCES categoriafilme (idCategoria)</text:p>
      <text:p text:style-name="P5"><text:s text:c="2"/>);</text:p>
      <text:p text:style-name="P5"/>
      <text:p text:style-name="P5"/>
      <text:p text:style-name="P5">CREATE TABLE IF NOT EXISTS cdjogo (</text:p>
      <text:p text:style-name="P5"><text:s text:c="2"/>ItemAcervo_Numero INT <text:s/>NOT <text:s/>NULL,</text:p>
      <text:p text:style-name="P5"><text:s text:c="2"/>Jogo_IdAcervo INT NOT <text:s/>NULL,</text:p>
      <text:p text:style-name="P5"><text:s text:c="2"/>PRIMARY KEY (ItemAcervo_Numero),</text:p>
      <text:p text:style-name="P5"><text:s text:c="2"/>FOREIGN KEY (Jogo_IdAcervo) REFERENCES jogo (IdAcervo),</text:p>
      <text:p text:style-name="P5"><text:s text:c="2"/>FOREIGN KEY (ItemAcervo_Numero) REFERENCES item_acervo (Numero)</text:p>
      <text:p text:style-name="P5"><text:s text:c="2"/>);</text:p>
      <text:p text:style-name="P5"/>
      <text:p text:style-name="P5">CREATE TABLE IF NOT EXISTS dvdfilme (</text:p>
      <text:p text:style-name="P5"><text:s text:c="2"/>ItemAcervo_Numero INT <text:s/>NOT <text:s/>NULL,</text:p>
      <text:p text:style-name="P5"><text:s text:c="2"/>Filme_IdAcervo INT NOT <text:s/>NULL,</text:p>
      <text:p text:style-name="P5"><text:s text:c="2"/>PRIMARY KEY (ItemAcervo_Numero),</text:p>
      <text:p text:style-name="P5"><text:s text:c="2"/>FOREIGN KEY (ItemAcervo_Numero) REFERENCES item_acervo (Numero),</text:p>
      <text:p text:style-name="P5"><text:s text:c="2"/>FOREIGN KEY (Filme_IdAcervo) REFERENCES filme (IdAcervo)</text:p>
      <text:p text:style-name="P5"><text:s text:c="2"/>);</text:p>
      <text:p text:style-name="P5"><text:tab/></text:p>
      <text:p text:style-name="P5">Agora, iremos inserir os dados na tabela:</text:p>
      <text:p text:style-name="P5">INSERT INTO cliente (matricula, nome, endereco) VALUES ('111', 'Cleyton', 'Rua 1, N 1');</text:p>
      <text:p text:style-name="P5">INSERT INTO cliente (matricula, nome, endereco) VALUES ('222', 'Ana', 'Rua 2, N 2');</text:p>
      <text:p text:style-name="P5">INSERT INTO cliente (matricula, nome, endereco) VALUES ('333', 'Joaquim', 'Rua 3, N 3');</text:p>
      <text:p text:style-name="P5">INSERT INTO cliente (matricula, nome, endereco) VALUES ('444', 'Paulo', 'Rua 4, N 4');</text:p>
      <text:p text:style-name="P5">INSERT INTO cliente (matricula, nome, endereco) VALUES ('555', 'Maria', 'Rua 5, N 5');</text:p>
      <text:p text:style-name="P5"/>
      <text:p text:style-name="P5">INSERT INTO telefone (CLIENTE_Matricula, Numero, area) VALUES ('111', '4671234', '81');</text:p>
      <text:p text:style-name="P5">INSERT INTO telefone (CLIENTE_Matricula, Numero, area) VALUES ('111', '6998734', '81');</text:p>
      <text:p text:style-name="P5">INSERT INTO telefone (CLIENTE_Matricula, Numero, area) VALUES ('222', '8223344', '87');</text:p>
      <text:p text:style-name="P5"><text:soft-page-break/>INSERT INTO telefone (CLIENTE_Matricula, Numero, area) VALUES ('222', '6234234', '87');</text:p>
      <text:p text:style-name="P5">INSERT INTO telefone (CLIENTE_Matricula, Numero, area) VALUES ('111', '3090674', '81');</text:p>
      <text:p text:style-name="P5">INSERT INTO telefone (CLIENTE_Matricula, Numero, area) VALUES ('444', '1232456', '81');</text:p>
      <text:p text:style-name="P5">INSERT INTO telefone (CLIENTE_Matricula, Numero, area) VALUES ('444', '6775234', '87');</text:p>
      <text:p text:style-name="P5"/>
      <text:p text:style-name="P5">INSERT INTO aluguel (Numero, dataAluguel, desconto, valorPago, Cliente_Matricula) VALUES ('1', '2016-9-11', '2', '6', '111');</text:p>
      <text:p text:style-name="P5">INSERT INTO aluguel (Numero, dataAluguel, desconto, valorPago, Cliente_Matricula) VALUES ('2', '2016-9-21', '0', '9', '111');</text:p>
      <text:p text:style-name="P5">INSERT INTO aluguel (Numero, dataAluguel, desconto, valorPago, Cliente_Matricula) VALUES ('3', '2016-10-1', '5', '8', '222');</text:p>
      <text:p text:style-name="P5">INSERT INTO aluguel (Numero, dataAluguel, desconto, valorPago, Cliente_Matricula) VALUES ('4', '2016-9-15', '2', '7', '222');</text:p>
      <text:p text:style-name="P5">INSERT INTO aluguel (Numero, dataAluguel, desconto, valorPago, Cliente_Matricula) VALUES ('5', '2016-9-9', '0', '5', '222');</text:p>
      <text:p text:style-name="P5">INSERT INTO aluguel (Numero, dataAluguel, desconto, valorPago, Cliente_Matricula) VALUES ('6', '2016-9-11', '5', '9', '222');</text:p>
      <text:p text:style-name="P5">INSERT INTO aluguel (Numero, dataAluguel, desconto, valorPago, Cliente_Matricula) VALUES ('7', '2016-9-10', '5', '15', '333');</text:p>
      <text:p text:style-name="P5">INSERT INTO aluguel (Numero, dataAluguel, desconto, valorPago, Cliente_Matricula) VALUES ('8', '2016-9-1', '2', '5', '333');</text:p>
      <text:p text:style-name="P5">INSERT INTO aluguel (Numero, dataAluguel, desconto, valorPago, Cliente_Matricula) VALUES ('9', '2016-9-15', '0', '5', '444');</text:p>
      <text:p text:style-name="P5">INSERT INTO aluguel (Numero, dataAluguel, desconto, valorPago, Cliente_Matricula) VALUES ('10', '2016-9-9', '5', '5', '444');</text:p>
      <text:p text:style-name="P5">INSERT INTO aluguel (Numero, dataAluguel, desconto, valorPago, Cliente_Matricula) VALUES ('11', '2016-9-11', '0', '5', '555');</text:p>
      <text:p text:style-name="P5">INSERT INTO aluguel (Numero, dataAluguel, desconto, valorPago, Cliente_Matricula) VALUES ('12', '2016-10-10', '1', '5', '555');</text:p>
      <text:p text:style-name="P5"/>
      <text:p text:style-name="P5">INSERT INTO item_acervo (Numero, Tipo) VALUES ('1', 'F');</text:p>
      <text:p text:style-name="P5">INSERT INTO item_acervo (Numero, Tipo) VALUES ('2', 'F');</text:p>
      <text:p text:style-name="P5">INSERT INTO item_acervo (Numero, Tipo) VALUES ('3', 'F');</text:p>
      <text:p text:style-name="P5">INSERT INTO item_acervo (Numero, Tipo) VALUES ('4', 'F');</text:p>
      <text:p text:style-name="P5">INSERT INTO item_acervo (Numero, Tipo) VALUES ('5', 'F');</text:p>
      <text:p text:style-name="P5">INSERT INTO item_acervo (Numero, Tipo) VALUES ('6', 'F');</text:p>
      <text:p text:style-name="P5">INSERT INTO item_acervo (Numero, Tipo) VALUES ('7', 'F');</text:p>
      <text:p text:style-name="P5">INSERT INTO item_acervo (Numero, Tipo) VALUES ('8', 'F');</text:p>
      <text:p text:style-name="P5">INSERT INTO item_acervo (Numero, Tipo) VALUES ('9', 'F');</text:p>
      <text:p text:style-name="P5">INSERT INTO item_acervo (Numero, Tipo) VALUES ('10', 'F');</text:p>
      <text:p text:style-name="P5">INSERT INTO item_acervo (Numero, Tipo) VALUES ('11', 'J');</text:p>
      <text:p text:style-name="P5">INSERT INTO item_acervo (Numero, Tipo) VALUES ('12', 'J');</text:p>
      <text:p text:style-name="P5">INSERT INTO item_acervo (Numero, Tipo) VALUES ('13', 'J');</text:p>
      <text:p text:style-name="P5">INSERT INTO item_acervo (Numero, Tipo) VALUES ('14', 'J');</text:p>
      <text:p text:style-name="P5">INSERT INTO item_acervo (Numero, Tipo) VALUES ('15', 'J');</text:p>
      <text:p text:style-name="P5">INSERT INTO item_acervo (Numero, Tipo) VALUES ('16', 'J');</text:p>
      <text:p text:style-name="P5">INSERT INTO item_acervo (Numero, Tipo) VALUES ('17', 'J');</text:p>
      <text:p text:style-name="P5">INSERT INTO item_acervo (Numero, Tipo) VALUES ('18', 'J');</text:p>
      <text:p text:style-name="P5"><text:soft-page-break/>INSERT INTO item_acervo (Numero, Tipo) VALUES ('19', 'J');</text:p>
      <text:p text:style-name="P5">INSERT INTO item_acervo (Numero, Tipo) VALUES ('20', 'J');</text:p>
      <text:p text:style-name="P5">INSERT INTO item_acervo (Numero, Tipo) VALUES ('21', 'J');</text:p>
      <text:p text:style-name="P5">INSERT INTO item_acervo (Numero, Tipo) VALUES ('22', 'J');</text:p>
      <text:p text:style-name="P5"/>
      <text:p text:style-name="P5">INSERT INTO faz (Aluguel_Numero, ItemAcervo_Numero, Valor, DataRetornoEsperado) VALUES ('1', '12', '10', '2016-10-30');</text:p>
      <text:p text:style-name="P5">INSERT INTO faz (Aluguel_Numero, ItemAcervo_Numero, Valor, DataRetornoEsperado) VALUES ('2', '12', '12', '2016-10-26');</text:p>
      <text:p text:style-name="P5">INSERT INTO faz (Aluguel_Numero, ItemAcervo_Numero, Valor, DataRetornoEsperado) VALUES ('3', '14', '15', '2016-10-21');</text:p>
      <text:p text:style-name="P5">INSERT INTO faz (Aluguel_Numero, ItemAcervo_Numero, Valor, DataRetornoEsperado) VALUES ('4', '7', '16', '2016-10-21');</text:p>
      <text:p text:style-name="P5">INSERT INTO faz (Aluguel_Numero, ItemAcervo_Numero, Valor, DataRetornoEsperado) VALUES ('5', '18', '21', '2016-10-20');</text:p>
      <text:p text:style-name="P5">INSERT INTO faz (Aluguel_Numero, ItemAcervo_Numero, Valor, DataRetornoEsperado) VALUES ('5', '14', '17', '2016-10-22');</text:p>
      <text:p text:style-name="P5">INSERT INTO faz (Aluguel_Numero, ItemAcervo_Numero, Valor, DataRetornoEsperado) VALUES ('6', '12', '18', '2016-11-1');</text:p>
      <text:p text:style-name="P5">INSERT INTO faz (Aluguel_Numero, ItemAcervo_Numero, Valor, DataRetornoEsperado) VALUES ('6', '19', '12', '2016-10-15');</text:p>
      <text:p text:style-name="P5">INSERT INTO faz (Aluguel_Numero, ItemAcervo_Numero, Valor, DataRetornoEsperado) VALUES ('7', '10', '22', '2016-10-30');</text:p>
      <text:p text:style-name="P5">INSERT INTO faz (Aluguel_Numero, ItemAcervo_Numero, Valor, DataRetornoEsperado) VALUES ('7', '22', '15', '2016-10-30');</text:p>
      <text:p text:style-name="P5">INSERT INTO faz (Aluguel_Numero, ItemAcervo_Numero, Valor, DataRetornoEsperado) VALUES ('8', '4', '16', '2016-11-1');</text:p>
      <text:p text:style-name="P5">INSERT INTO faz (Aluguel_Numero, ItemAcervo_Numero, Valor, DataRetornoEsperado) VALUES ('8', '5', '15', '2016-11-1');</text:p>
      <text:p text:style-name="P5">INSERT INTO faz (Aluguel_Numero, ItemAcervo_Numero, Valor, DataRetornoEsperado) VALUES ('9', '1', '15', '2016-11-10');</text:p>
      <text:p text:style-name="P5">INSERT INTO faz (Aluguel_Numero, ItemAcervo_Numero, Valor, DataRetornoEsperado) VALUES ('10', '5', '15', '2016-11-11');</text:p>
      <text:p text:style-name="P5">INSERT INTO faz (Aluguel_Numero, ItemAcervo_Numero, Valor, DataRetornoEsperado) VALUES ('10', '2', '10', '2016-11-11');</text:p>
      <text:p text:style-name="P5">INSERT INTO faz (Aluguel_Numero, ItemAcervo_Numero, Valor, DataRetornoEsperado) VALUES ('11', '10', '9', '2016-11-1');</text:p>
      <text:p text:style-name="P5">INSERT INTO faz (Aluguel_Numero, ItemAcervo_Numero, Valor, DataRetornoEsperado) VALUES ('11', '6', '10', '2016-11-21');</text:p>
      <text:p text:style-name="P5">INSERT INTO faz (Aluguel_Numero, ItemAcervo_Numero, Valor, DataRetornoEsperado) VALUES ('12', '8', '20', '2016-11-1');</text:p>
      <text:p text:style-name="P5">INSERT INTO faz (Aluguel_Numero, ItemAcervo_Numero, Valor, DataRetornoEsperado) VALUES ('12', '9', '22', '2016-10-10');</text:p>
      <text:p text:style-name="P5">INSERT INTO faz (Aluguel_Numero, ItemAcervo_Numero, Valor, DataRetornoEsperado) VALUES ('12', '12', '10', '2016-10-1');</text:p>
      <text:p text:style-name="P5"/>
      <text:p text:style-name="P5">INSERT INTO jogo (IdAcervo, Titulo, valor) VALUES ('1', 'jogo 1', '15');</text:p>
      <text:p text:style-name="P5">INSERT INTO jogo (IdAcervo, Titulo, valor) VALUES ('2', 'jogo 2', '10');</text:p>
      <text:p text:style-name="P5"><text:soft-page-break/>INSERT INTO jogo (IdAcervo, Titulo, valor) VALUES ('3', 'jogo 3', '20');</text:p>
      <text:p text:style-name="P5">INSERT INTO jogo (IdAcervo, Titulo, valor) VALUES ('4', 'jogo 4', '12');</text:p>
      <text:p text:style-name="P5">INSERT INTO jogo (IdAcervo, Titulo, valor) VALUES ('5', 'jogo 5', '10');</text:p>
      <text:p text:style-name="P5">INSERT INTO jogo (IdAcervo, Titulo, valor) VALUES ('6', 'jogo 6', '5');</text:p>
      <text:p text:style-name="P5">INSERT INTO jogo (IdAcervo, Titulo, valor) VALUES ('7', 'jogo 7', '10');</text:p>
      <text:p text:style-name="P5"/>
      <text:p text:style-name="P5">INSERT INTO categoriafilme (idCategoria, Nome, ValorFimSemana, ValorNormal) VALUES ('1', 'A??o', '15', '10');</text:p>
      <text:p text:style-name="P5">INSERT INTO categoriafilme (idCategoria, Nome, ValorFimSemana, ValorNormal) VALUES ('2', 'Aventura', '21', '15');</text:p>
      <text:p text:style-name="P5">INSERT INTO categoriafilme (idCategoria, Nome, ValorFimSemana, ValorNormal) VALUES ('3', 'Terror', '10', '5');</text:p>
      <text:p text:style-name="P5"/>
      <text:p text:style-name="P5">INSERT INTO filme (IdAcervo, Titulo, CategoriaFilme_IdCategoria) VALUES ('1', 'Filme 1', '1');</text:p>
      <text:p text:style-name="P5">INSERT INTO filme (IdAcervo, Titulo, CategoriaFilme_IdCategoria) VALUES ('2', 'Filme 2', '2');</text:p>
      <text:p text:style-name="P5">INSERT INTO filme (IdAcervo, Titulo, CategoriaFilme_IdCategoria) VALUES ('3', 'Filme 3', '1');</text:p>
      <text:p text:style-name="P5">INSERT INTO filme (IdAcervo, Titulo, CategoriaFilme_IdCategoria) VALUES ('4', 'Filme 4', '1');</text:p>
      <text:p text:style-name="P5">INSERT INTO filme (IdAcervo, Titulo, CategoriaFilme_IdCategoria) VALUES ('5', 'Filme 5', '2');</text:p>
      <text:p text:style-name="P5">INSERT INTO filme (IdAcervo, Titulo, CategoriaFilme_IdCategoria) VALUES ('6', 'Filme 6', '1');</text:p>
      <text:p text:style-name="P5">INSERT INTO filme (IdAcervo, Titulo, CategoriaFilme_IdCategoria) VALUES ('7', 'Filme 7', '2');</text:p>
      <text:p text:style-name="P5">INSERT INTO filme (IdAcervo, Titulo, CategoriaFilme_IdCategoria) VALUES ('8', 'Filme 8', '3');</text:p>
      <text:p text:style-name="P5"/>
      <text:p text:style-name="P5"/>
      <text:p text:style-name="P5">INSERT INTO cdjogo (ItemAcervo_Numero, Jogo_IdAcervo) VALUES ('11', '1');</text:p>
      <text:p text:style-name="P5">INSERT INTO cdjogo (ItemAcervo_Numero, Jogo_IdAcervo) VALUES ('12', '2');</text:p>
      <text:p text:style-name="P5">INSERT INTO cdjogo (ItemAcervo_Numero, Jogo_IdAcervo) VALUES ('13', '3');</text:p>
      <text:p text:style-name="P5">INSERT INTO cdjogo (ItemAcervo_Numero, Jogo_IdAcervo) VALUES ('14', '4');</text:p>
      <text:p text:style-name="P5">INSERT INTO cdjogo (ItemAcervo_Numero, Jogo_IdAcervo) VALUES ('15', '5');</text:p>
      <text:p text:style-name="P5">INSERT INTO cdjogo (ItemAcervo_Numero, Jogo_IdAcervo) VALUES ('16', '6');</text:p>
      <text:p text:style-name="P5">INSERT INTO cdjogo (ItemAcervo_Numero, Jogo_IdAcervo) VALUES ('17', '7');</text:p>
      <text:p text:style-name="P5">INSERT INTO cdjogo (ItemAcervo_Numero, Jogo_IdAcervo) VALUES ('18', '6');</text:p>
      <text:p text:style-name="P5">INSERT INTO cdjogo (ItemAcervo_Numero, Jogo_IdAcervo) VALUES ('19', '5');</text:p>
      <text:p text:style-name="P5">INSERT INTO cdjogo (ItemAcervo_Numero, Jogo_IdAcervo) VALUES ('20', '3');</text:p>
      <text:p text:style-name="P5">INSERT INTO cdjogo (ItemAcervo_Numero, Jogo_IdAcervo) VALUES ('21', '3');</text:p>
      <text:p text:style-name="P5"/>
      <text:p text:style-name="P5"/>
      <text:p text:style-name="P5">INSERT INTO dvdfilme (ItemAcervo_Numero, Filme_IdAcervo) VALUES ('1', '5');</text:p>
      <text:p text:style-name="P5">INSERT INTO dvdfilme (ItemAcervo_Numero, Filme_IdAcervo) VALUES ('2', '7');</text:p>
      <text:p text:style-name="P5">INSERT INTO dvdfilme (ItemAcervo_Numero, Filme_IdAcervo) VALUES ('3', '8');</text:p>
      <text:p text:style-name="P5">INSERT INTO dvdfilme (ItemAcervo_Numero, Filme_IdAcervo) VALUES ('4', '7');</text:p>
      <text:p text:style-name="P5">INSERT INTO dvdfilme (ItemAcervo_Numero, Filme_IdAcervo) VALUES ('5', '6');</text:p>
      <text:p text:style-name="P5">INSERT INTO dvdfilme (ItemAcervo_Numero, Filme_IdAcervo) VALUES ('6', '5');</text:p>
      <text:p text:style-name="P5">INSERT INTO dvdfilme (ItemAcervo_Numero, Filme_IdAcervo) VALUES ('7', '4');</text:p>
      <text:p text:style-name="P5">INSERT INTO dvdfilme (ItemAcervo_Numero, Filme_IdAcervo) VALUES ('8', '3');</text:p>
      <text:p text:style-name="P5">INSERT INTO dvdfilme (ItemAcervo_Numero, Filme_IdAcervo) VALUES ('9', '2');</text:p>
      <text:p text:style-name="P5">INSERT INTO dvdfilme (ItemAcervo_Numero, Filme_IdAcervo) VALUES ('10', '1');</text:p>
      <text:p text:style-name="P5"/>
      <text:p text:style-name="P5"/>
      <text:p text:style-name="P5"><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0.75cm" fo:margin-right="1.217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07T20:57:24.482629543</dc:date>
    <meta:editing-duration>PT7M57S</meta:editing-duration>
    <meta:editing-cycles>4</meta:editing-cycles>
    <meta:document-statistic meta:table-count="3" meta:image-count="0" meta:object-count="0" meta:page-count="20" meta:paragraph-count="580" meta:word-count="3907" meta:character-count="26820" meta:non-whitespace-character-count="23149"/>
  </office:meta>
</office:document-meta>
</file>